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, sans-serif"/>
    <style:font-face style:name="helvetica" svg:font-family="helvetica, arial, sans-serif"/>
    <style:font-face style:name="CMR10" svg:font-family="CMR10" style:font-family-generic="swiss"/>
    <style:font-face style:name="URWPalladioL-Ital" svg:font-family="URWPalladioL-Ital" style:font-family-generic="swiss"/>
    <style:font-face style:name="URWPalladioL-Roma" svg:font-family="URWPalladioL-R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name-asian="Times New Roman" style:font-size-asian="13pt" style:font-size-complex="13pt"/>
    </style:style>
    <style:style style:name="P2" style:family="paragraph" style:parent-style-name="Standard" style:list-style-name="">
      <style:paragraph-properties style:text-autospace="none"/>
      <style:text-properties style:font-name="Times New Roman" fo:font-size="13pt" style:font-name-asian="Times New Roman" style:font-size-asian="13pt" style:font-size-complex="13pt"/>
    </style:style>
    <style:style style:name="P3" style:family="paragraph" style:parent-style-name="Standard">
      <style:text-properties fo:color="#000000" style:font-name="Times New Roman" fo:font-size="13pt" fo:language="fr" fo:country="FR" style:font-name-asian="Times New Roman" style:font-size-asian="13pt" style:font-size-complex="13pt"/>
    </style:style>
    <style:style style:name="P4" style:family="paragraph" style:parent-style-name="Standard" style:list-style-name="L1">
      <style:text-properties fo:color="#000000" style:font-name="Times New Roman" fo:font-size="13pt" fo:language="fr" fo:country="FR" style:font-name-asian="Times New Roman" style:font-size-asian="13pt" style:font-size-complex="13pt"/>
    </style:style>
    <style:style style:name="P5" style:family="paragraph" style:parent-style-name="Standard">
      <style:text-properties fo:color="#000000" style:font-name="Times New Roman" fo:font-size="13pt" style:font-name-asian="Times New Roman" style:font-size-asian="13pt" style:font-size-complex="13pt"/>
    </style:style>
    <style:style style:name="T1" style:family="text">
      <style:text-properties fo:font-variant="normal" fo:text-transform="none" fo:letter-spacing="normal" fo:language="fr" fo:country="FR" fo:font-style="normal" fo:font-weight="normal"/>
    </style:style>
    <style:style style:name="T2" style:family="text">
      <style:text-properties fo:font-variant="normal" fo:text-transform="none" fo:letter-spacing="normal" fo:language="fr" fo:country="FR" fo:font-style="normal" fo:font-weight="normal" style:font-name-complex="URWPalladioL-It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language="fr" fo:country="FR" fo:font-style="normal" fo:font-weight="normal"/>
    </style:style>
    <style:style style:name="T5" style:family="text">
      <style:text-properties fo:font-variant="normal" fo:text-transform="none" fo:color="#000000" fo:letter-spacing="normal" fo:language="fr" fo:country="FR" fo:font-style="normal" fo:font-weight="normal" style:font-name-complex="URWPalladioL-Roma"/>
    </style:style>
    <style:style style:name="T6" style:family="text">
      <style:text-properties fo:font-variant="normal" fo:text-transform="none" fo:color="#000000" fo:letter-spacing="normal" fo:language="fr" fo:country="FR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Times New Roman" fo:font-size="13pt" fo:letter-spacing="normal" fo:language="fr" fo:country="FR" fo:font-style="normal" fo:font-weight="normal" style:font-name-asian="Times New Roman" style:font-size-asian="13pt" style:font-size-complex="13pt"/>
    </style:style>
    <style:style style:name="T8" style:family="text">
      <style:text-properties fo:font-variant="normal" fo:text-transform="none" fo:color="#222222" fo:letter-spacing="normal" fo:language="fr" fo:country="FR" fo:font-style="normal" fo:font-weight="normal"/>
    </style:style>
    <style:style style:name="T9" style:family="text">
      <style:text-properties fo:font-variant="normal" fo:text-transform="none" fo:color="#222222" style:font-name="arial" fo:font-size="9.75pt" fo:letter-spacing="normal" fo:language="fr" fo:country="FR" fo:font-style="normal" fo:font-weight="normal"/>
    </style:style>
    <style:style style:name="T10" style:family="text">
      <style:text-properties fo:font-variant="normal" fo:text-transform="none" fo:color="#222222" fo:font-size="9.75pt" fo:letter-spacing="normal" fo:language="fr" fo:country="FR" fo:font-style="normal" fo:font-weight="normal"/>
    </style:style>
    <style:style style:name="T11" style:family="text">
      <style:text-properties fo:color="#000000" fo:language="fr" fo:country="FR"/>
    </style:style>
    <style:style style:name="T12" style:family="text">
      <style:text-properties style:font-name-complex="URWPalladioL-Roma"/>
    </style:style>
    <style:style style:name="T13" style:family="text">
      <style:text-properties style:font-name-complex="URWPalladioL-Ital"/>
    </style:style>
    <style:style style:name="T14" style:family="text">
      <style:text-properties style:font-name-complex="CMR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52183357498942946" text:style-name="L1">
        <text:list-item>
          <text:p text:style-name="P4">Première itération <text:s text:c="12"/>Validation du 26/03/2015</text:p>
        </text:list-item>
      </text:list>
      <text:p text:style-name="P3"><text:tab/>a. ) Lire l'article 'Phrasal verb Translation' et <text:s/>le résumer .</text:p>
      <text:p text:style-name="P3"><text:tab/>b. ) Installer et se pratiquer le Cygwin .</text:p>
      <text:p text:style-name="P3"><text:tab/>c. ) Installer Moses sur Cygwin .</text:p>
      <text:p text:style-name="P3"><text:tab/>d. ) Lire les documents de Moses et Tutoriels</text:p>
      <text:p text:style-name="P3"><text:tab/>e. ) Installer GIZA++ sur Cygwin .</text:p>
      <text:p text:style-name="P3"/>
      <text:list xml:id="list37496141" text:continue-numbering="true" text:style-name="L1">
        <text:list-item>
          <text:p text:style-name="P4">Deuxième itération <text:s text:c="10"/>Validation du 02/04/2015</text:p>
          <text:p text:style-name="P4">a. ) Lire l'article ' Bleu :a method for Automatic Evaluation of Machine Translation'</text:p>
        </text:list-item>
      </text:list>
      <text:p text:style-name="P3"><text:tab/>b. ) Lire et compiler 'multi-bleu.perl' pour comprendre mieux le sujet.</text:p>
      <text:p text:style-name="P3"/>
      <text:list xml:id="list37487190" text:continue-numbering="true" text:style-name="L1">
        <text:list-item>
          <text:p text:style-name="P4">Troisième Itération <text:s text:c="10"/>Validation du 08/04/2015</text:p>
        </text:list-item>
      </text:list>
      <text:p text:style-name="P3"><text:tab/>a. ) Lire l'article 'Evaluation 'SMT'</text:p>
      <text:p text:style-name="P3"><text:tab/>b. ) Ecrire 'Bleu' en JAVA (en utilisant 1 fichier de corpus, au moins de 2 ficher de référence)</text:p>
      <text:p text:style-name="P3"/>
      <text:list xml:id="list37466748" text:continue-numbering="true" text:style-name="L1">
        <text:list-item>
          <text:p text:style-name="P4">Quatrième Itération <text:s text:c="9"/>Validation du 14/04/2015</text:p>
        </text:list-item>
      </text:list>
      <text:p text:style-name="P3"><text:tab/> <text:s/>Pareil travail que le semaine dernière .</text:p>
      <text:p text:style-name="P3"><text:tab/> <text:s/>NB : Nous nous sommes trompé le sens de 'N-grams', mais on a corrigé les fautes.</text:p>
      <text:p text:style-name="P3"/>
      <text:list xml:id="list37481400" text:continue-numbering="true" text:style-name="L1">
        <text:list-item>
          <text:p text:style-name="P4"><text:s/>Cinquième Itération<text:tab/><text:tab/>Validation du 21/05/2015</text:p>
        </text:list-item>
      </text:list>
      <text:p text:style-name="P3"><text:tab/>a. ) Tester programme avec 'decoda&amp; Ted'</text:p>
      <text:p text:style-name="P3"><text:tab/>b. ) Ajouter une option pour transformer les majuscule à minuscule .</text:p>
      <text:p text:style-name="P3"><text:tab/>c. ) Améliorer ce système .</text:p>
      <text:p text:style-name="P3"><text:tab/>d. ) Ajouter la fonction 'focus' .</text:p>
      <text:p text:style-name="P3"/>
      <text:p text:style-name="P3"/>
      <text:p text:style-name="P3">Pas fini encore 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text:tab/><text:tab/><text:tab/><text:tab/><text:tab/><text:tab/>Introduction</text:p>
      <text:p text:style-name="P1"><text:span text:style-name="T11"><text:tab/>La traduction automatique d'expression verbal est toujours un problème qui est </text:span><text:span text:style-name="T3"><text:s/>difficile à résoudre. Il est très difficile d'avoir un bon r</text:span><text:span text:style-name="T4">ésultat car il y aurait <text:s/>beaucoup de possibilité pour une même phrase. Il est possible d'afficher un <text:s/>mauvais résultat par exemple: 'give up = donner haut', ou 'take off= prendre de', '</text:span><text:span text:style-name="T2">se rendre </text:span><text:span text:style-name="T13">compte </text:span><text:span text:style-name="T14">! = </text:span><text:span text:style-name="T13">to give account</text:span><text:span text:style-name="T4">', etc.</text:span></text:p>
      <text:p text:style-name="P1"><text:span text:style-name="T4"><text:tab/>Du coup, ce qu'on va concnetrer sur est la qualité de la traduction.</text:span><text:span text:style-name="T5">L’objectif de ce TER est </text:span><text:span text:style-name="T12">d’essayer quelques techniques simples pour, à partir de ce constat, améliorer la traduction</text:span></text:p>
      <text:p text:style-name="P2"><text:span text:style-name="T12">de ces constructions.</text:span></text:p>
      <text:p text:style-name="P5"><text:span text:style-name="T1"><text:tab/>/*</text:span></text:p>
      <text:p text:style-name="P5"><text:span text:style-name="T1"><text:tab/>1.Traduire par Moses</text:span></text:p>
      <text:p text:style-name="P5"><text:span text:style-name="T1"><text:tab/>On a construit une table de traducion dans laquelle on a mis "mot anglais''|||''mot français||'</text:span><text:span text:style-name="T1">probabilité</text:span><text:span text:style-name="T1"> </text:span><text:span text:style-name="T1">'.</text:span></text:p>
      <text:p text:style-name="P5"><text:span text:style-name="T1"><text:tab/>Cette table a </text:span><text:span text:style-name="T1">été utilisé pour la traduction automatique. Il y aurais un nouveau ficihier dans laquelle on a mis tous les résultats. Ces résultats vont comparer avec les références.</text:span></text:p>
      <text:p text:style-name="P5"><text:span text:style-name="T1"/></text:p>
      <text:p text:style-name="P1"><text:span text:style-name="T4"><text:tab/>2.La correspondance de la traduction.</text:span></text:p>
      <text:p text:style-name="P1"><text:span text:style-name="T4"><text:tab/>Pour l'instant, on est en train d'écrire une fonction 'BLEU' qui peut evaluer la qualité de traduction en comparant les résultats qu'on a obtenu de MT avec les références qui sont écrites par humains.</text:span></text:p>
      <text:p text:style-name="P1"><text:span text:style-name="T4"><text:tab/>Pour le 'BLEU', on a utilis</text:span><text:span text:style-name="T4">é le méthode 'N-gram' pour regrouper les mots dans les phrases traduites, ainsi pour les référence. Ensuite, on compare groupe par groupe, la phrase traduite qui correspond </text:span><text:span text:style-name="T6">la plus </text:span><text:span text:style-name="T6">à</text:span><text:span text:style-name="T4"> la phrase de <text:s/></text:span><text:span text:style-name="T4">référence va être </text:span><text:span text:style-name="T4">élu.</text:span></text:p>
      <text:p text:style-name="P1"><text:span text:style-name="T4"><text:tab/> 3.</text:span></text:p>
      <text:p text:style-name="P1"><text:span text:style-name="T4"><text:tab/> 4.</text:span></text:p>
      <text:p text:style-name="P1"><text:span text:style-name="T4"><text:tab/> 5. <text:tab/></text:span></text:p>
      <text:p text:style-name="P1"><text:span text:style-name="T4"><text:tab/>*/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La</text:span><text:span text:style-name="T8"> description détaillée du suje</text:span><text:span text:style-name="T4">t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8">Une description du travail réalisé </text:span><text:span text:style-name="T4">: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oft-page-break/><text:span text:style-name="T4">La conclusion 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" svg:font-family="arial, sans-serif"/>
    <style:font-face style:name="helvetica" svg:font-family="helvetica, arial, sans-serif"/>
    <style:font-face style:name="CMR10" svg:font-family="CMR10" style:font-family-generic="swiss"/>
    <style:font-face style:name="URWPalladioL-Ital" svg:font-family="URWPalladioL-Ital" style:font-family-generic="swiss"/>
    <style:font-face style:name="URWPalladioL-Roma" svg:font-family="URWPalladioL-R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42M38S</meta:editing-duration>
    <meta:editing-cycles>12</meta:editing-cycles>
    <meta:generator>OpenOffice/4.1.1$Win32 OpenOffice.org_project/411m6$Build-9775</meta:generator>
    <dc:date>2015-04-17T17:31:59.25</dc:date>
    <dc:creator>Yuxing TIAN</dc:creator>
    <meta:document-statistic meta:table-count="0" meta:image-count="0" meta:object-count="0" meta:page-count="5" meta:paragraph-count="39" meta:word-count="426" meta:character-count="2598"/>
    <meta:user-defined meta:name="Info 1"/>
    <meta:user-defined meta:name="Info 2"/>
    <meta:user-defined meta:name="Info 3"/>
    <meta:user-defined meta:name="Info 4"/>
  </office:meta>
</office:document-meta>
</file>